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001" officeooo:paragraph-rsid="001b4001"/>
    </style:style>
    <style:style style:name="P2" style:family="paragraph" style:parent-style-name="Standard">
      <style:paragraph-properties fo:text-align="center" style:justify-single-word="false"/>
      <style:text-properties officeooo:rsid="001b4001" officeooo:paragraph-rsid="001b4001"/>
    </style:style>
    <style:style style:name="P3" style:family="paragraph" style:parent-style-name="Standard">
      <style:text-properties officeooo:rsid="001b4001" officeooo:paragraph-rsid="00389310"/>
    </style:style>
    <style:style style:name="P4" style:family="paragraph" style:parent-style-name="Standard">
      <style:text-properties officeooo:rsid="001b4001" officeooo:paragraph-rsid="0050803f"/>
    </style:style>
    <style:style style:name="P5" style:family="paragraph" style:parent-style-name="Standard">
      <style:text-properties officeooo:rsid="001cdecc" officeooo:paragraph-rsid="001cdecc"/>
    </style:style>
    <style:style style:name="P6" style:family="paragraph" style:parent-style-name="Standard">
      <style:text-properties officeooo:rsid="001dcf80" officeooo:paragraph-rsid="001dcf80"/>
    </style:style>
    <style:style style:name="P7" style:family="paragraph" style:parent-style-name="Standard">
      <style:text-properties officeooo:rsid="001f8172" officeooo:paragraph-rsid="001f8172"/>
    </style:style>
    <style:style style:name="P8" style:family="paragraph" style:parent-style-name="Standard">
      <style:paragraph-properties fo:text-align="center" style:justify-single-word="false"/>
      <style:text-properties officeooo:rsid="001f8172" officeooo:paragraph-rsid="001f8172"/>
    </style:style>
    <style:style style:name="P9" style:family="paragraph" style:parent-style-name="Standard">
      <style:text-properties officeooo:rsid="0024c7f6" officeooo:paragraph-rsid="0024c7f6"/>
    </style:style>
    <style:style style:name="P10" style:family="paragraph" style:parent-style-name="Standard">
      <style:text-properties officeooo:rsid="0024c7f6" officeooo:paragraph-rsid="0029ece2"/>
    </style:style>
    <style:style style:name="P11" style:family="paragraph" style:parent-style-name="Standard">
      <style:text-properties officeooo:rsid="00253d44" officeooo:paragraph-rsid="00253d44"/>
    </style:style>
    <style:style style:name="P12" style:family="paragraph" style:parent-style-name="Standard">
      <style:text-properties officeooo:rsid="002753db" officeooo:paragraph-rsid="002753db"/>
    </style:style>
    <style:style style:name="P13" style:family="paragraph" style:parent-style-name="Standard">
      <style:text-properties officeooo:rsid="002753db" officeooo:paragraph-rsid="0029ece2"/>
    </style:style>
    <style:style style:name="P14" style:family="paragraph" style:parent-style-name="Standard">
      <style:text-properties officeooo:rsid="00284cff" officeooo:paragraph-rsid="00284cff"/>
    </style:style>
    <style:style style:name="P15" style:family="paragraph" style:parent-style-name="Standard">
      <style:text-properties officeooo:rsid="0029ece2" officeooo:paragraph-rsid="0029ece2"/>
    </style:style>
    <style:style style:name="P16" style:family="paragraph" style:parent-style-name="Standard">
      <style:text-properties officeooo:rsid="002bb238" officeooo:paragraph-rsid="002bb238"/>
    </style:style>
    <style:style style:name="P17" style:family="paragraph" style:parent-style-name="Standard">
      <style:text-properties officeooo:rsid="002c5f82" officeooo:paragraph-rsid="002c5f82"/>
    </style:style>
    <style:style style:name="P18" style:family="paragraph" style:parent-style-name="Standard">
      <style:text-properties officeooo:rsid="002c75a6" officeooo:paragraph-rsid="002c75a6"/>
    </style:style>
    <style:style style:name="P19" style:family="paragraph" style:parent-style-name="Standard">
      <style:text-properties officeooo:rsid="0030d4ab" officeooo:paragraph-rsid="0030d4ab"/>
    </style:style>
    <style:style style:name="P20" style:family="paragraph" style:parent-style-name="Standard">
      <style:text-properties officeooo:rsid="0031d989" officeooo:paragraph-rsid="0034fb2f"/>
    </style:style>
    <style:style style:name="P21" style:family="paragraph" style:parent-style-name="Standard">
      <style:text-properties officeooo:rsid="00331aff" officeooo:paragraph-rsid="0034fb2f"/>
    </style:style>
    <style:style style:name="P22" style:family="paragraph" style:parent-style-name="Standard">
      <style:text-properties fo:font-style="italic" style:text-underline-style="none" fo:font-weight="bold" officeooo:rsid="00331aff" officeooo:paragraph-rsid="0034fb2f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style:text-underline-style="none" fo:font-weight="bold" officeooo:rsid="00331aff" officeooo:paragraph-rsid="002753db" style:font-style-asian="italic" style:font-weight-asian="bold" style:font-style-complex="italic" style:font-weight-complex="bold"/>
    </style:style>
    <style:style style:name="P24" style:family="paragraph" style:parent-style-name="Standard">
      <style:text-properties style:text-underline-style="none" officeooo:rsid="00331aff" officeooo:paragraph-rsid="0034fb2f"/>
    </style:style>
    <style:style style:name="P25" style:family="paragraph" style:parent-style-name="Standard">
      <style:text-properties officeooo:rsid="0034fb2f" officeooo:paragraph-rsid="0034fb2f"/>
    </style:style>
    <style:style style:name="P26" style:family="paragraph" style:parent-style-name="Standard">
      <style:text-properties officeooo:rsid="00357797" officeooo:paragraph-rsid="00357797"/>
    </style:style>
    <style:style style:name="P27" style:family="paragraph" style:parent-style-name="Standard">
      <style:text-properties officeooo:rsid="003755e1" officeooo:paragraph-rsid="003755e1"/>
    </style:style>
    <style:style style:name="P28" style:family="paragraph" style:parent-style-name="Standard">
      <style:text-properties officeooo:rsid="00389310" officeooo:paragraph-rsid="00389310"/>
    </style:style>
    <style:style style:name="P29" style:family="paragraph" style:parent-style-name="Standard">
      <style:text-properties officeooo:rsid="0039363c" officeooo:paragraph-rsid="0039363c"/>
    </style:style>
    <style:style style:name="P30" style:family="paragraph" style:parent-style-name="Standard">
      <style:text-properties officeooo:rsid="003b105c" officeooo:paragraph-rsid="003b105c"/>
    </style:style>
    <style:style style:name="P31" style:family="paragraph" style:parent-style-name="Standard">
      <style:text-properties officeooo:rsid="003b1fd4" officeooo:paragraph-rsid="003b1fd4"/>
    </style:style>
    <style:style style:name="P32" style:family="paragraph" style:parent-style-name="Standard">
      <style:text-properties officeooo:rsid="003cd444" officeooo:paragraph-rsid="003cd444"/>
    </style:style>
    <style:style style:name="P33" style:family="paragraph" style:parent-style-name="Standard">
      <style:text-properties officeooo:rsid="003e50a2" officeooo:paragraph-rsid="003e50a2"/>
    </style:style>
    <style:style style:name="P34" style:family="paragraph" style:parent-style-name="Standard">
      <style:text-properties officeooo:rsid="003e8238" officeooo:paragraph-rsid="003e8238"/>
    </style:style>
    <style:style style:name="P35" style:family="paragraph" style:parent-style-name="Standard">
      <style:text-properties style:text-line-through-style="none" style:text-line-through-type="none" fo:font-style="normal" officeooo:rsid="00284cff" officeooo:paragraph-rsid="00284cff" style:font-style-asian="normal" style:font-style-complex="normal"/>
    </style:style>
    <style:style style:name="P36" style:family="paragraph" style:parent-style-name="Standard">
      <style:text-properties fo:font-style="normal" style:text-underline-style="none" fo:font-weight="normal" officeooo:rsid="00331aff" officeooo:paragraph-rsid="0034fb2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489675" officeooo:paragraph-rsid="0050803f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49a463" officeooo:paragraph-rsid="0050803f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officeooo:rsid="005d0bf9" officeooo:paragraph-rsid="005d0bf9" style:font-style-asian="normal" style:font-style-complex="normal"/>
    </style:style>
    <style:style style:name="P40" style:family="paragraph" style:parent-style-name="Standard">
      <style:text-properties officeooo:rsid="00402ed5" officeooo:paragraph-rsid="00402ed5"/>
    </style:style>
    <style:style style:name="P41" style:family="paragraph" style:parent-style-name="Standard">
      <style:text-properties officeooo:rsid="004137c4" officeooo:paragraph-rsid="004137c4"/>
    </style:style>
    <style:style style:name="P42" style:family="paragraph" style:parent-style-name="Standard">
      <style:text-properties officeooo:rsid="004137c4" officeooo:paragraph-rsid="0050803f"/>
    </style:style>
    <style:style style:name="P43" style:family="paragraph" style:parent-style-name="Standard">
      <style:text-properties officeooo:rsid="004309ae" officeooo:paragraph-rsid="004309ae"/>
    </style:style>
    <style:style style:name="P44" style:family="paragraph" style:parent-style-name="Standard">
      <style:text-properties officeooo:rsid="004309ae" officeooo:paragraph-rsid="0050803f"/>
    </style:style>
    <style:style style:name="P45" style:family="paragraph" style:parent-style-name="Standard">
      <style:text-properties officeooo:rsid="004482f7" officeooo:paragraph-rsid="004482f7"/>
    </style:style>
    <style:style style:name="P46" style:family="paragraph" style:parent-style-name="Standard">
      <style:text-properties officeooo:rsid="004482f7" officeooo:paragraph-rsid="0050803f"/>
    </style:style>
    <style:style style:name="P47" style:family="paragraph" style:parent-style-name="Standard">
      <style:text-properties officeooo:rsid="0044a5ff" officeooo:paragraph-rsid="0044a5ff"/>
    </style:style>
    <style:style style:name="P48" style:family="paragraph" style:parent-style-name="Standard">
      <style:text-properties officeooo:rsid="0044a5ff" officeooo:paragraph-rsid="0050803f"/>
    </style:style>
    <style:style style:name="P49" style:family="paragraph" style:parent-style-name="Standard">
      <style:text-properties officeooo:rsid="0046e9df" officeooo:paragraph-rsid="0050803f"/>
    </style:style>
    <style:style style:name="P50" style:family="paragraph" style:parent-style-name="Standard">
      <style:text-properties officeooo:rsid="004838b5" officeooo:paragraph-rsid="0050803f"/>
    </style:style>
    <style:style style:name="P51" style:family="paragraph" style:parent-style-name="Standard">
      <style:text-properties officeooo:rsid="00489675" officeooo:paragraph-rsid="0050803f"/>
    </style:style>
    <style:style style:name="P52" style:family="paragraph" style:parent-style-name="Standard">
      <style:text-properties officeooo:rsid="0049a463" officeooo:paragraph-rsid="0050803f"/>
    </style:style>
    <style:style style:name="P53" style:family="paragraph" style:parent-style-name="Standard">
      <style:text-properties officeooo:rsid="004a4747" officeooo:paragraph-rsid="004a4747"/>
    </style:style>
    <style:style style:name="P54" style:family="paragraph" style:parent-style-name="Standard">
      <style:text-properties officeooo:rsid="004a4747" officeooo:paragraph-rsid="0044a5ff"/>
    </style:style>
    <style:style style:name="P55" style:family="paragraph" style:parent-style-name="Standard">
      <style:text-properties officeooo:rsid="004a4747" officeooo:paragraph-rsid="0050803f"/>
    </style:style>
    <style:style style:name="P56" style:family="paragraph" style:parent-style-name="Standard">
      <style:text-properties officeooo:rsid="004bb4e8" officeooo:paragraph-rsid="004bb4e8"/>
    </style:style>
    <style:style style:name="P57" style:family="paragraph" style:parent-style-name="Standard">
      <style:text-properties officeooo:rsid="004cad93" officeooo:paragraph-rsid="004cad93"/>
    </style:style>
    <style:style style:name="P58" style:family="paragraph" style:parent-style-name="Standard">
      <style:text-properties officeooo:rsid="0050803f" officeooo:paragraph-rsid="0050803f"/>
    </style:style>
    <style:style style:name="P59" style:family="paragraph" style:parent-style-name="Standard">
      <style:text-properties officeooo:rsid="00539e16" officeooo:paragraph-rsid="00539e16"/>
    </style:style>
    <style:style style:name="P60" style:family="paragraph" style:parent-style-name="Standard">
      <style:text-properties officeooo:rsid="00585914" officeooo:paragraph-rsid="00585914"/>
    </style:style>
    <style:style style:name="P61" style:family="paragraph" style:parent-style-name="Standard">
      <style:text-properties officeooo:rsid="005a3a20" officeooo:paragraph-rsid="005a3a20"/>
    </style:style>
    <style:style style:name="P62" style:family="paragraph" style:parent-style-name="Standard">
      <style:text-properties officeooo:rsid="005b7a5c" officeooo:paragraph-rsid="005b7a5c"/>
    </style:style>
    <style:style style:name="P63" style:family="paragraph" style:parent-style-name="Standard">
      <style:text-properties officeooo:rsid="006138ae" officeooo:paragraph-rsid="006138ae"/>
    </style:style>
    <style:style style:name="P64" style:family="paragraph" style:parent-style-name="Standard">
      <style:text-properties officeooo:rsid="00627ea2" officeooo:paragraph-rsid="00627ea2"/>
    </style:style>
    <style:style style:name="P65" style:family="paragraph" style:parent-style-name="Standard">
      <style:text-properties officeooo:rsid="0062f8ec" officeooo:paragraph-rsid="0062f8ec"/>
    </style:style>
    <style:style style:name="P66" style:family="paragraph" style:parent-style-name="Standard">
      <style:text-properties officeooo:rsid="0063f9e1" officeooo:paragraph-rsid="0063f9e1"/>
    </style:style>
    <style:style style:name="P67" style:family="paragraph" style:parent-style-name="Standard">
      <style:text-properties officeooo:rsid="0063f9e1" officeooo:paragraph-rsid="0065ebfe"/>
    </style:style>
    <style:style style:name="P68" style:family="paragraph" style:parent-style-name="Standard">
      <style:text-properties officeooo:rsid="0065ebfe" officeooo:paragraph-rsid="0065ebfe"/>
    </style:style>
    <style:style style:name="P69" style:family="paragraph" style:parent-style-name="Standard">
      <style:text-properties officeooo:rsid="0066777d" officeooo:paragraph-rsid="0066777d"/>
    </style:style>
    <style:style style:name="P70" style:family="paragraph" style:parent-style-name="Standard">
      <style:text-properties officeooo:rsid="0066b6e5" officeooo:paragraph-rsid="0066b6e5"/>
    </style:style>
    <style:style style:name="P71" style:family="paragraph" style:parent-style-name="Standard" style:list-style-name="L1">
      <style:text-properties officeooo:rsid="001b4001" officeooo:paragraph-rsid="001b4001"/>
    </style:style>
    <style:style style:name="P72" style:family="paragraph" style:parent-style-name="Standard" style:list-style-name="L6">
      <style:text-properties officeooo:rsid="001b4001" officeooo:paragraph-rsid="0029ece2"/>
    </style:style>
    <style:style style:name="P73" style:family="paragraph" style:parent-style-name="Standard" style:list-style-name="L1">
      <style:text-properties officeooo:rsid="001cb4b1" officeooo:paragraph-rsid="001cb4b1"/>
    </style:style>
    <style:style style:name="P74" style:family="paragraph" style:parent-style-name="Standard" style:list-style-name="L1">
      <style:text-properties officeooo:rsid="001cdecc" officeooo:paragraph-rsid="001cdecc"/>
    </style:style>
    <style:style style:name="P75" style:family="paragraph" style:parent-style-name="Standard" style:list-style-name="L2">
      <style:text-properties officeooo:rsid="002c75a6" officeooo:paragraph-rsid="002c75a6"/>
    </style:style>
    <style:style style:name="P76" style:family="paragraph" style:parent-style-name="Standard" style:list-style-name="L4">
      <style:text-properties officeooo:rsid="002c75a6" officeooo:paragraph-rsid="002cb7de"/>
    </style:style>
    <style:style style:name="P77" style:family="paragraph" style:parent-style-name="Standard" style:list-style-name="L4">
      <style:text-properties officeooo:rsid="002c75a6" officeooo:paragraph-rsid="002c75a6"/>
    </style:style>
    <style:style style:name="P78" style:family="paragraph" style:parent-style-name="Standard" style:list-style-name="L4">
      <style:text-properties officeooo:rsid="002c75a6" officeooo:paragraph-rsid="002e733e"/>
    </style:style>
    <style:style style:name="P79" style:family="paragraph" style:parent-style-name="Standard" style:list-style-name="L3">
      <style:text-properties officeooo:rsid="001f8172" officeooo:paragraph-rsid="001f8172"/>
    </style:style>
    <style:style style:name="P80" style:family="paragraph" style:parent-style-name="Standard" style:list-style-name="L4">
      <style:text-properties officeooo:rsid="002cb7de" officeooo:paragraph-rsid="002e733e"/>
    </style:style>
    <style:style style:name="P81" style:family="paragraph" style:parent-style-name="Standard" style:list-style-name="L4">
      <style:text-properties officeooo:rsid="002cb7de" officeooo:paragraph-rsid="002cb7de"/>
    </style:style>
    <style:style style:name="P82" style:family="paragraph" style:parent-style-name="Standard" style:list-style-name="L4">
      <style:text-properties fo:color="#000000" loext:opacity="100%" style:font-name="Consolas" fo:font-size="9pt" fo:language="en" fo:country="US" officeooo:rsid="0030d4ab" officeooo:paragraph-rsid="0030d4ab" style:font-size-asian="9pt"/>
    </style:style>
    <style:style style:name="P83" style:family="paragraph" style:parent-style-name="Standard" style:list-style-name="L4">
      <style:text-properties fo:color="#000000" loext:opacity="100%" style:font-name="Consolas" fo:font-size="9pt" fo:language="en" fo:country="US" officeooo:rsid="00331aff" officeooo:paragraph-rsid="00331aff" style:font-size-asian="9pt"/>
    </style:style>
    <style:style style:name="P84" style:family="paragraph" style:parent-style-name="Standard" style:list-style-name="L5">
      <style:text-properties officeooo:paragraph-rsid="00284cff"/>
    </style:style>
    <style:style style:name="P85" style:family="paragraph" style:parent-style-name="Standard" style:list-style-name="L5">
      <style:text-properties style:text-line-through-style="none" style:text-line-through-type="none" officeooo:rsid="00215300" officeooo:paragraph-rsid="00284cff"/>
    </style:style>
    <style:style style:name="P86" style:family="paragraph" style:parent-style-name="Standard" style:list-style-name="L6">
      <style:text-properties style:text-line-through-style="none" style:text-line-through-type="none" officeooo:rsid="00215300" officeooo:paragraph-rsid="00215300"/>
    </style:style>
    <style:style style:name="P87" style:family="paragraph" style:parent-style-name="Standard" style:list-style-name="L6">
      <style:text-properties style:text-line-through-style="none" style:text-line-through-type="none" officeooo:rsid="00284cff" officeooo:paragraph-rsid="00284cff"/>
    </style:style>
    <style:style style:name="P88" style:family="paragraph" style:parent-style-name="Standard" style:list-style-name="L6">
      <style:text-properties style:text-line-through-style="none" style:text-line-through-type="none" officeooo:rsid="0029ece2" officeooo:paragraph-rsid="0029ece2"/>
    </style:style>
    <style:style style:name="P89" style:family="paragraph" style:parent-style-name="Standard" style:list-style-name="L6">
      <style:text-properties officeooo:rsid="0024c7f6" officeooo:paragraph-rsid="00284cff"/>
    </style:style>
    <style:style style:name="P90" style:family="paragraph" style:parent-style-name="Standard" style:list-style-name="L6">
      <style:text-properties officeooo:rsid="0024c7f6" officeooo:paragraph-rsid="0029ece2"/>
    </style:style>
    <style:style style:name="P91" style:family="paragraph" style:parent-style-name="Standard" style:list-style-name="L7">
      <style:text-properties officeooo:rsid="00331aff" officeooo:paragraph-rsid="0034fb2f"/>
    </style:style>
    <style:style style:name="P92" style:family="paragraph" style:parent-style-name="Standard" style:list-style-name="L7">
      <style:text-properties fo:font-style="italic" style:text-underline-style="none" fo:font-weight="bold" officeooo:rsid="00331aff" officeooo:paragraph-rsid="0034fb2f" style:font-style-asian="italic" style:font-weight-asian="bold" style:font-style-complex="italic" style:font-weight-complex="bold"/>
    </style:style>
    <style:style style:name="P93" style:family="paragraph" style:parent-style-name="Standard" style:list-style-name="L7">
      <style:text-properties fo:font-style="normal" style:text-underline-style="none" fo:font-weight="normal" officeooo:rsid="0034fb2f" officeooo:paragraph-rsid="0034fb2f" style:font-style-asian="normal" style:font-weight-asian="normal" style:font-style-complex="normal" style:font-weight-complex="normal"/>
    </style:style>
    <style:style style:name="P94" style:family="paragraph" style:parent-style-name="Standard" style:list-style-name="L24">
      <style:text-properties fo:font-style="normal" officeooo:rsid="005fc39b" officeooo:paragraph-rsid="005fc39b" style:font-style-asian="normal" style:font-style-complex="normal"/>
    </style:style>
    <style:style style:name="P95" style:family="paragraph" style:parent-style-name="Standard" style:list-style-name="L24">
      <style:text-properties fo:font-style="normal" officeooo:rsid="005ebf25" officeooo:paragraph-rsid="005ebf25" style:font-style-asian="normal" style:font-style-complex="normal"/>
    </style:style>
    <style:style style:name="P96" style:family="paragraph" style:parent-style-name="Standard" style:list-style-name="L24">
      <style:text-properties fo:font-style="normal" officeooo:rsid="0065ebfe" officeooo:paragraph-rsid="0065ebfe" style:font-style-asian="normal" style:font-style-complex="normal"/>
    </style:style>
    <style:style style:name="P97" style:family="paragraph" style:parent-style-name="Standard" style:list-style-name="L25">
      <style:text-properties fo:font-style="normal" fo:font-weight="normal" officeooo:rsid="00521342" officeooo:paragraph-rsid="00521342" style:font-style-asian="normal" style:font-weight-asian="normal" style:font-style-complex="normal" style:font-weight-complex="normal"/>
    </style:style>
    <style:style style:name="P98" style:family="paragraph" style:parent-style-name="Standard" style:list-style-name="L8">
      <style:text-properties officeooo:rsid="0030d4ab" officeooo:paragraph-rsid="0030d4ab"/>
    </style:style>
    <style:style style:name="P99" style:family="paragraph" style:parent-style-name="Standard" style:list-style-name="L8">
      <style:text-properties officeooo:rsid="00310d3f" officeooo:paragraph-rsid="00310d3f"/>
    </style:style>
    <style:style style:name="P100" style:family="paragraph" style:parent-style-name="Standard" style:list-style-name="L9">
      <style:text-properties officeooo:rsid="00253d44" officeooo:paragraph-rsid="00253d44"/>
    </style:style>
    <style:style style:name="P101" style:family="paragraph" style:parent-style-name="Standard" style:list-style-name="L10">
      <style:text-properties officeooo:rsid="0034fb2f" officeooo:paragraph-rsid="0034fb2f"/>
    </style:style>
    <style:style style:name="P102" style:family="paragraph" style:parent-style-name="Standard" style:list-style-name="L11">
      <style:text-properties officeooo:rsid="00357797" officeooo:paragraph-rsid="00357797"/>
    </style:style>
    <style:style style:name="P103" style:family="paragraph" style:parent-style-name="Standard" style:list-style-name="L12">
      <style:text-properties officeooo:rsid="00389310" officeooo:paragraph-rsid="00389310"/>
    </style:style>
    <style:style style:name="P104" style:family="paragraph" style:parent-style-name="Standard" style:list-style-name="L13">
      <style:text-properties officeooo:rsid="0039363c" officeooo:paragraph-rsid="0039363c"/>
    </style:style>
    <style:style style:name="P105" style:family="paragraph" style:parent-style-name="Standard" style:list-style-name="L14">
      <style:text-properties officeooo:rsid="0039363c" officeooo:paragraph-rsid="0039363c"/>
    </style:style>
    <style:style style:name="P106" style:family="paragraph" style:parent-style-name="Standard" style:list-style-name="L15">
      <style:text-properties officeooo:rsid="003b105c" officeooo:paragraph-rsid="003b105c"/>
    </style:style>
    <style:style style:name="P107" style:family="paragraph" style:parent-style-name="Standard" style:list-style-name="L16">
      <style:text-properties officeooo:rsid="003b105c" officeooo:paragraph-rsid="003b105c"/>
    </style:style>
    <style:style style:name="P108" style:family="paragraph" style:parent-style-name="Standard" style:list-style-name="L17">
      <style:text-properties officeooo:rsid="0044a5ff" officeooo:paragraph-rsid="0050803f"/>
    </style:style>
    <style:style style:name="P109" style:family="paragraph" style:parent-style-name="Standard" style:list-style-name="L26">
      <style:text-properties officeooo:rsid="0044a5ff" officeooo:paragraph-rsid="0044a5ff"/>
    </style:style>
    <style:style style:name="P110" style:family="paragraph" style:parent-style-name="Standard" style:list-style-name="L27">
      <style:text-properties officeooo:rsid="0044a5ff" officeooo:paragraph-rsid="0044a5ff"/>
    </style:style>
    <style:style style:name="P111" style:family="paragraph" style:parent-style-name="Standard" style:list-style-name="L18">
      <style:text-properties officeooo:rsid="0046e9df" officeooo:paragraph-rsid="0050803f"/>
    </style:style>
    <style:style style:name="P112" style:family="paragraph" style:parent-style-name="Standard" style:list-style-name="L19">
      <style:text-properties officeooo:rsid="00585914" officeooo:paragraph-rsid="00585914"/>
    </style:style>
    <style:style style:name="P113" style:family="paragraph" style:parent-style-name="Standard" style:list-style-name="L20">
      <style:text-properties officeooo:rsid="00585914" officeooo:paragraph-rsid="00585914"/>
    </style:style>
    <style:style style:name="P114" style:family="paragraph" style:parent-style-name="Standard" style:list-style-name="L21">
      <style:text-properties officeooo:rsid="00585914" officeooo:paragraph-rsid="00585914"/>
    </style:style>
    <style:style style:name="P115" style:family="paragraph" style:parent-style-name="Standard" style:list-style-name="L22">
      <style:text-properties officeooo:rsid="005a3a20" officeooo:paragraph-rsid="005a3a20"/>
    </style:style>
    <style:style style:name="P116" style:family="paragraph" style:parent-style-name="Standard" style:list-style-name="L23">
      <style:text-properties officeooo:rsid="005a3a20" officeooo:paragraph-rsid="005a3a20"/>
    </style:style>
    <style:style style:name="P117" style:family="paragraph" style:parent-style-name="Standard" style:list-style-name="L23">
      <style:text-properties fo:font-weight="bold" officeooo:rsid="005a3a20" officeooo:paragraph-rsid="005a3a20" style:font-weight-asian="bold" style:font-weight-complex="bold"/>
    </style:style>
    <style:style style:name="P118" style:family="paragraph" style:parent-style-name="Standard" style:list-style-name="L23">
      <style:text-properties fo:font-weight="normal" officeooo:rsid="005a3a20" officeooo:paragraph-rsid="005a3a20" style:font-weight-asian="normal" style:font-weight-complex="normal"/>
    </style:style>
    <style:style style:name="P119" style:family="paragraph" style:parent-style-name="Standard" style:list-style-name="L23">
      <style:text-properties fo:font-weight="normal" officeooo:rsid="005a6231" officeooo:paragraph-rsid="005a6231" style:font-weight-asian="normal" style:font-weight-complex="normal"/>
    </style:style>
    <style:style style:name="P120" style:family="paragraph" style:parent-style-name="Standard" style:list-style-name="L23">
      <style:text-properties fo:font-weight="normal" officeooo:rsid="005b7a5c" officeooo:paragraph-rsid="005b7a5c" style:font-weight-asian="normal" style:font-weight-complex="normal"/>
    </style:style>
    <style:style style:name="P121" style:family="paragraph" style:parent-style-name="Standard" style:list-style-name="L23">
      <style:text-properties officeooo:rsid="005a6231" officeooo:paragraph-rsid="005a6231"/>
    </style:style>
    <style:style style:name="P122" style:family="paragraph" style:parent-style-name="Standard" style:list-style-name="L24">
      <style:text-properties officeooo:rsid="005b7a5c" officeooo:paragraph-rsid="005b7a5c"/>
    </style:style>
    <style:style style:name="P123" style:family="paragraph" style:parent-style-name="Standard" style:list-style-name="L24">
      <style:text-properties officeooo:rsid="005d0bf9" officeooo:paragraph-rsid="005d0bf9"/>
    </style:style>
    <style:style style:name="P124" style:family="paragraph" style:parent-style-name="Standard" style:list-style-name="L24">
      <style:text-properties officeooo:rsid="005ebf25" officeooo:paragraph-rsid="005ebf25"/>
    </style:style>
    <style:style style:name="P125" style:family="paragraph" style:parent-style-name="Standard" style:list-style-name="L25">
      <style:text-properties officeooo:rsid="00521342" officeooo:paragraph-rsid="00521342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215300"/>
    </style:style>
    <style:style style:name="T3" style:family="text">
      <style:text-properties style:text-line-through-style="none" style:text-line-through-type="none" fo:font-style="italic" officeooo:rsid="0024c7f6" style:font-style-asian="italic" style:font-style-complex="italic"/>
    </style:style>
    <style:style style:name="T4" style:family="text">
      <style:text-properties style:text-line-through-style="none" style:text-line-through-type="none" fo:font-style="normal" style:font-style-asian="normal" style:font-style-complex="normal"/>
    </style:style>
    <style:style style:name="T5" style:family="text">
      <style:text-properties style:text-line-through-style="none" style:text-line-through-type="none" fo:font-style="normal" officeooo:rsid="0024c7f6" style:font-style-asian="normal" style:font-style-complex="normal"/>
    </style:style>
    <style:style style:name="T6" style:family="text">
      <style:text-properties style:text-line-through-style="none" style:text-line-through-type="none" officeooo:rsid="0029ece2"/>
    </style:style>
    <style:style style:name="T7" style:family="text">
      <style:text-properties style:text-line-through-style="none" style:text-line-through-type="none" fo:font-weight="normal" style:font-weight-asian="normal" style:font-weight-complex="normal"/>
    </style:style>
    <style:style style:name="T8" style:family="text">
      <style:text-properties officeooo:rsid="00253d44"/>
    </style:style>
    <style:style style:name="T9" style:family="text">
      <style:text-properties officeooo:rsid="00284cff"/>
    </style:style>
    <style:style style:name="T10" style:family="text">
      <style:text-properties officeooo:rsid="00215300"/>
    </style:style>
    <style:style style:name="T11" style:family="text">
      <style:text-properties officeooo:rsid="0029ece2"/>
    </style:style>
    <style:style style:name="T12" style:family="text">
      <style:text-properties fo:color="#000000" loext:opacity="100%" style:font-name="Consolas" fo:font-size="9pt" fo:language="en" fo:country="US" style:font-size-asian="9pt"/>
    </style:style>
    <style:style style:name="T13" style:family="text">
      <style:text-properties fo:color="#000000" loext:opacity="100%" style:font-name="Consolas" fo:font-size="9pt" fo:language="en" fo:country="US" fo:font-weight="bold" style:font-size-asian="9pt" style:font-weight-asian="bold"/>
    </style:style>
    <style:style style:name="T14" style:family="text">
      <style:text-properties officeooo:rsid="0034fb2f"/>
    </style:style>
    <style:style style:name="T15" style:family="text">
      <style:text-properties officeooo:rsid="00357797"/>
    </style:style>
    <style:style style:name="T16" style:family="text">
      <style:text-properties officeooo:rsid="00389310"/>
    </style:style>
    <style:style style:name="T17" style:family="text">
      <style:text-properties officeooo:rsid="0039363c"/>
    </style:style>
    <style:style style:name="T18" style:family="text">
      <style:text-properties officeooo:rsid="003e823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5d0bf9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26" style:family="text">
      <style:text-properties officeooo:rsid="0050803f"/>
    </style:style>
    <style:style style:name="T27" style:family="text">
      <style:text-properties officeooo:rsid="0056a32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65ebfe"/>
    </style:style>
    <style:style style:name="T31" style:family="text">
      <style:text-properties officeooo:rsid="006677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tting Started with Powershell</text:p>
      <text:p text:style-name="P2">Powershell for Beginners</text:p>
      <text:p text:style-name="P1">Jeffrey Snover </text:p>
      <text:p text:style-name="P1">Jason Helmick</text:p>
      <text:p text:style-name="P1">Powershell &amp; Microsoft Server</text:p>
      <text:p text:style-name="P1"/>
      <text:p text:style-name="P1"/>
      <text:p text:style-name="P1">1. Don’t fear the shell</text:p>
      <text:p text:style-name="P1"/>
      <text:list xml:id="list3426516983" text:style-name="L1">
        <text:list-item>
          <text:p text:style-name="P71">The purpose for powershell</text:p>
          <text:list>
            <text:list-item>
              <text:p text:style-name="P71">improved management and automation</text:p>
            </text:list-item>
            <text:list-item>
              <text:p text:style-name="P71">managing real-time</text:p>
            </text:list-item>
            <text:list-item>
              <text:p text:style-name="P71">manage large scale</text:p>
            </text:list-item>
          </text:list>
        </text:list-item>
        <text:list-item>
          <text:p text:style-name="P73">powershell v2</text:p>
          <text:list>
            <text:list-item>
              <text:p text:style-name="P73">windows xp and server 2003 windows 7 and server 2008</text:p>
            </text:list-item>
            <text:list-item>
              <text:p text:style-name="P73">download windows management framework 3.0 at microsoft.com…...</text:p>
            </text:list-item>
          </text:list>
        </text:list-item>
        <text:list-item>
          <text:p text:style-name="P73">powershell v3</text:p>
          <text:list>
            <text:list-item>
              <text:p text:style-name="P73">windows 8 and later</text:p>
            </text:list-item>
          </text:list>
        </text:list-item>
        <text:list-item>
          <text:p text:style-name="P74">powershell ISE </text:p>
          <text:list>
            <text:list-item>
              <text:p text:style-name="P74">scripting editor</text:p>
            </text:list-item>
          </text:list>
        </text:list-item>
      </text:list>
      <text:p text:style-name="P5">cmdlets: verb – noun</text:p>
      <text:p text:style-name="P5">native commands work!</text:p>
      <text:p text:style-name="P6">\</text:p>
      <text:p text:style-name="P6">when importing bash to windows</text:p>
      <text:p text:style-name="P6">Unix is a document oriented operating system</text:p>
      <text:p text:style-name="P6">management tools</text:p>
      <text:p text:style-name="P6">windows is an API oriented operating system</text:p>
      <text:p text:style-name="P6">text manipulation tools</text:p>
      <text:p text:style-name="P6">\</text:p>
      <text:p text:style-name="P6"/>
      <text:p text:style-name="P6">unix – VMS \ BMS – </text:p>
      <text:p text:style-name="P6"/>
      <text:p text:style-name="P6">verb – noun</text:p>
      <text:p text:style-name="P6">verb / noun </text:p>
      <text:p text:style-name="P6"/>
      <text:p text:style-name="P6"/>
      <text:p text:style-name="P6">set-location <text:a xlink:type="simple" xlink:href="file:///c:/" text:style-name="Internet_20_link" text:visited-style-name="Visited_20_Internet_20_Link">c:\</text:a></text:p>
      <text:p text:style-name="P6"/>
      <text:p text:style-name="P6">get-childitem</text:p>
      <text:p text:style-name="P6"/>
      <text:p text:style-name="P6">clear-host</text:p>
      <text:p text:style-name="P6"/>
      <text:p text:style-name="P7">cls clearhost</text:p>
      <text:p text:style-name="P7">cd – Set-location</text:p>
      <text:p text:style-name="P7"/>
      <text:p text:style-name="P7">gal pwd</text:p>
      <text:p text:style-name="P8">Alias System</text:p>
      <text:p text:style-name="P7">get Alias</text:p>
      <text:p text:style-name="P7"/>
      <text:p text:style-name="P7"><text:soft-page-break/>gal g*</text:p>
      <text:p text:style-name="P7">* = wildcard</text:p>
      <text:p text:style-name="P18">in powershell there’s no conflict between wildcards and arrays, arrays here being the arguments in brackets. </text:p>
      <text:p text:style-name="P18">Ex:</text:p>
      <text:list xml:id="list3962002886" text:style-name="L2">
        <text:list-item>
          <text:p text:style-name="P75">get-service -Name b*, c*</text:p>
        </text:list-item>
      </text:list>
      <text:p text:style-name="P7"/>
      <text:p text:style-name="P7">gal *sv</text:p>
      <text:p text:style-name="P7"/>
      <text:p text:style-name="P7">get-alias Definition get-alias</text:p>
      <text:p text:style-name="P7"/>
      <text:p text:style-name="P7"/>
      <text:p text:style-name="P7"/>
      <text:p text:style-name="P7">GET-HELP</text:p>
      <text:p text:style-name="P7"/>
      <text:p text:style-name="P7"/>
      <text:p text:style-name="P7"/>
      <text:p text:style-name="P7">Help System</text:p>
      <text:p text:style-name="P7"/>
      <text:p text:style-name="P7"/>
      <text:p text:style-name="P6"/>
      <text:p text:style-name="P7">microsoft virtual academy</text:p>
      <text:p text:style-name="P1">2. The Help System <text:span text:style-name="T16">(review)</text:span></text:p>
      <text:list xml:id="list1046178884" text:style-name="L3">
        <text:list-item>
          <text:p text:style-name="P79">why you need help</text:p>
          <text:list>
            <text:list-item>
              <text:p text:style-name="P79">don’t memorize – discover</text:p>
            </text:list-item>
            <text:list-item>
              <text:p text:style-name="P79">scripting resources and information</text:p>
            </text:list-item>
            <text:list-item>
              <text:p text:style-name="P79">advanced powershell configuration information</text:p>
            </text:list-item>
          </text:list>
        </text:list-item>
        <text:list-item>
          <text:p text:style-name="P79">updateable help</text:p>
        </text:list-item>
        <text:list-item>
          <text:p text:style-name="P79">discoverability with the help system</text:p>
        </text:list-item>
        <text:list-item>
          <text:p text:style-name="P79">understanding syntax</text:p>
        </text:list-item>
        <text:list-item>
          <text:p text:style-name="P79">real-world using help</text:p>
        </text:list-item>
      </text:list>
      <text:p text:style-name="P1"/>
      <text:p text:style-name="P15">Syntax:</text:p>
      <text:list xml:id="list847177621" text:style-name="L4">
        <text:list-item>
          <text:p text:style-name="P76">verb-noun -parameter [optional value] required value</text:p>
          <text:list>
            <text:list-item>
              <text:p text:style-name="P77">value = argument</text:p>
            </text:list-item>
          </text:list>
        </text:list-item>
        <text:list-item>
          <text:p text:style-name="P80">[ ] (brackets surround the value) = optional value / argument</text:p>
        </text:list-item>
        <text:list-item>
          <text:p text:style-name="P81">open (no brackets surrounding the value) required value / argument</text:p>
        </text:list-item>
        <text:list-item>
          <text:p text:style-name="P78">&lt;string[can take multiple values, separated by a comma]&gt;</text:p>
        </text:list-item>
        <text:list-item>
          <text:p text:style-name="P78"><text:span text:style-name="T12">[[-</text:span><text:span text:style-name="T13">Name</text:span><text:span text:style-name="T12">] &lt;System.String[]&gt;] </text:span></text:p>
          <text:list>
            <text:list-item>
              <text:p text:style-name="P82">[[optional] &lt;required&gt;]</text:p>
            </text:list-item>
          </text:list>
        </text:list-item>
        <text:list-item>
          <text:p text:style-name="P83">; semicolon is a statement separator </text:p>
          <text:list>
            <text:list-item>
              <text:p text:style-name="P83">do this, and then do something else. </text:p>
            </text:list-item>
          </text:list>
        </text:list-item>
      </text:list>
      <text:p text:style-name="P1"/>
      <text:p text:style-name="P14">Commands:</text:p>
      <text:list xml:id="list4079208042" text:style-name="L5">
        <text:list-item>
          <text:p text:style-name="P84"><text:span text:style-name="T10">get-alias </text:span><text:span text:style-name="T2">-Definition get-process</text:span></text:p>
        </text:list-item>
        <text:list-item>
          <text:p text:style-name="P85">clear = cls</text:p>
        </text:list-item>
        <text:list-item>
          <text:p text:style-name="P85">update-help -Force</text:p>
        </text:list-item>
      </text:list>
      <text:list xml:id="list1193300589" text:style-name="L6">
        <text:list-item>
          <text:p text:style-name="P87">Ways to say get help</text:p>
          <text:list>
            <text:list-item>
              <text:p text:style-name="P86">get-help</text:p>
            </text:list-item>
            <text:list-item>
              <text:p text:style-name="P86">help</text:p>
            </text:list-item>
            <text:list-item>
              <text:p text:style-name="P86"><text:soft-page-break/>man</text:p>
            </text:list-item>
          </text:list>
        </text:list-item>
        <text:list-item>
          <text:p text:style-name="P87">get-help -full</text:p>
        </text:list-item>
        <text:list-item>
          <text:p text:style-name="P89">get-help get-service -detailed</text:p>
          <text:list>
            <text:list-item>
              <text:p text:style-name="P89">detailed help explains the parameters</text:p>
            </text:list-item>
          </text:list>
        </text:list-item>
        <text:list-item>
          <text:p text:style-name="P88">flags</text:p>
          <text:list>
            <text:list-item>
              <text:p text:style-name="P90">-<text:span text:style-name="T11">e</text:span><text:span text:style-name="T8">xample</text:span><text:span text:style-name="T11">(s?)</text:span></text:p>
            </text:list-item>
            <text:list-item>
              <text:p text:style-name="P72">-<text:span text:style-name="T8">full</text:span></text:p>
            </text:list-item>
            <text:list-item>
              <text:p text:style-name="P72"><text:span text:style-name="T1">-</text:span><text:span text:style-name="T6">detailed</text:span></text:p>
            </text:list-item>
          </text:list>
        </text:list-item>
      </text:list>
      <text:p text:style-name="P10"/>
      <text:p text:style-name="P20">get-eventlog -LogName System -Newest 3 -EntryType error -ComputerName dc,s1,s2</text:p>
      <text:p text:style-name="P21">cls; HELP about_Eventlogs</text:p>
      <text:p text:style-name="P22">help about_*</text:p>
      <text:p text:style-name="P24">get-help about_Hash_Tables</text:p>
      <text:p text:style-name="P22">get-help about_topic</text:p>
      <text:p text:style-name="P22">get-help -Category</text:p>
      <text:p text:style-name="P36"/>
      <text:p text:style-name="P21">two help systems</text:p>
      <text:list xml:id="list3859750297" text:style-name="L7">
        <text:list-item>
          <text:p text:style-name="P91">help system for commandlets</text:p>
        </text:list-item>
        <text:list-item>
          <text:p text:style-name="P91">about _ help system</text:p>
          <text:list>
            <text:list-item>
              <text:p text:style-name="P92">help about_*</text:p>
            </text:list-item>
          </text:list>
        </text:list-item>
        <text:list-item>
          <text:p text:style-name="P91">-category help system</text:p>
          <text:list>
            <text:list-item>
              <text:p text:style-name="P92">get-help -Category <text:span text:style-name="T14">vagueinput</text:span></text:p>
              <text:list>
                <text:list-item>
                  <text:p text:style-name="P93">can use a bad value if you don’t know what to input, and powershell will return a list of possible sets you can try</text:p>
                </text:list-item>
              </text:list>
            </text:list-item>
          </text:list>
        </text:list-item>
      </text:list>
      <text:p text:style-name="P10"/>
      <text:p text:style-name="P19">Key Commands</text:p>
      <text:list xml:id="list3463218904" text:style-name="L8">
        <text:list-item>
          <text:p text:style-name="P98">Arrow Keys</text:p>
          <text:list>
            <text:list-item>
              <text:p text:style-name="P99">left</text:p>
            </text:list-item>
            <text:list-item>
              <text:p text:style-name="P99">right</text:p>
            </text:list-item>
            <text:list-item>
              <text:p text:style-name="P99">up</text:p>
            </text:list-item>
            <text:list-item>
              <text:p text:style-name="P99">down</text:p>
            </text:list-item>
            <text:list-item>
              <text:p text:style-name="P99">tab</text:p>
              <text:list>
                <text:list-item>
                  <text:p text:style-name="P99">cycle through possible commands ending with what is already typed</text:p>
                </text:list-item>
              </text:list>
            </text:list-item>
          </text:list>
        </text:list-item>
      </text:list>
      <text:p text:style-name="P10"/>
      <text:p text:style-name="P10">gethelp g*service*</text:p>
      <text:p text:style-name="P10"/>
      <text:p text:style-name="P13"><text:span text:style-name="T11">G</text:span>et-help gets us help, but it also lets us search for things</text:p>
      <text:p text:style-name="P9"><text:span text:style-name="T9">W</text:span>hat’s the noun that you want to find then use help to search for it</text:p>
      <text:p text:style-name="P9"><text:span text:style-name="T9">T</text:span>hink about what you want, type and then get it</text:p>
      <text:p text:style-name="P9"><text:span text:style-name="T9">I</text:span>nfinite number of nouns but the verbs are pretty regular</text:p>
      <text:p text:style-name="P14">Learn the verbs with <text:span text:style-name="T3">get-verbs</text:span><text:span text:style-name="T5"> </text:span><text:span text:style-name="T4">and search for the nouns.</text:span></text:p>
      <text:p text:style-name="P35">Pick just the verbs that are most relevant to what you need for your common tasks</text:p>
      <text:p text:style-name="P11"><text:span text:style-name="T11">if can’t update (such as in powershell2): </text:span>gethelp get-service -online</text:p>
      <text:p text:style-name="P17">dashes are parameters</text:p>
      <text:p text:style-name="P16">cmd = console ≠ powershell</text:p>
      <text:p text:style-name="P1"/>
      <text:p text:style-name="P1"><text:span text:style-name="T11">get-help get-service </text:span>-<text:span text:style-name="T8">ShowWindow</text:span></text:p>
      <text:list xml:id="list864621843" text:style-name="L9">
        <text:list-item>
          <text:p text:style-name="P100">-<text:span text:style-name="T11">ShowWindow</text:span></text:p>
        </text:list-item>
        <text:list-item>
          <text:p text:style-name="P100">settings</text:p>
        </text:list-item>
        <text:list-item>
          <text:p text:style-name="P100"><text:soft-page-break/></text:p>
        </text:list-item>
      </text:list>
      <text:p text:style-name="P12">syntax:</text:p>
      <text:p text:style-name="P12"/>
      <text:p text:style-name="P15">copy with:</text:p>
      <text:p text:style-name="P15">paste with: </text:p>
      <text:p text:style-name="P23"/>
      <text:p text:style-name="P1"/>
      <text:p text:style-name="P1">3. The pipeline: getting connected <text:span text:style-name="T16">(review)</text:span></text:p>
      <text:p text:style-name="P1"/>
      <text:list xml:id="list1176776581" text:style-name="L10">
        <text:list-item>
          <text:p text:style-name="P101">What’s the pipeline and what does it do</text:p>
        </text:list-item>
        <text:list-item>
          <text:p text:style-name="P101"/>
        </text:list-item>
      </text:list>
      <text:p text:style-name="P25">get-service -name bits | stop service</text:p>
      <text:p text:style-name="P26">export-csv -Path <text:a xlink:type="simple" xlink:href="file:///c:/service.csv" text:style-name="Internet_20_link" text:visited-style-name="Visited_20_Internet_20_Link">c:\service.csv</text:a></text:p>
      <text:p text:style-name="P26">export-clixml </text:p>
      <text:p text:style-name="P26">Compare-Object -<text:span text:style-name="T1">ReferenceObject (import-clixml </text:span><text:a xlink:type="simple" xlink:href="file:///c:/good.xml" text:style-name="Internet_20_link" text:visited-style-name="Visited_20_Internet_20_Link"><text:span text:style-name="T1">c:\good.xml</text:span></text:a><text:span text:style-name="T1">) -DifferentProcess)</text:span></text:p>
      <text:p text:style-name="P25"/>
      <text:p text:style-name="P25"/>
      <text:p text:style-name="P27">export = convert + out</text:p>
      <text:p text:style-name="P26">Commands</text:p>
      <text:list xml:id="list883381851" text:style-name="L11">
        <text:list-item>
          <text:p text:style-name="P102">-PassThru</text:p>
          <text:list>
            <text:list-item>
              <text:p text:style-name="P102">returns results on the command line</text:p>
            </text:list-item>
          </text:list>
        </text:list-item>
      </text:list>
      <text:p text:style-name="P28">cmdlets that kill</text:p>
      <text:list xml:id="list3721869938" text:style-name="L12">
        <text:list-item>
          <text:p text:style-name="P103">Stop-Process / kill</text:p>
        </text:list-item>
        <text:list-item>
          <text:p text:style-name="P103">stop-service</text:p>
        </text:list-item>
        <text:list-item>
          <text:p text:style-name="P103">$ConfirmPreference</text:p>
        </text:list-item>
        <text:list-item>
          <text:p text:style-name="P103">$WhatIfPreference</text:p>
        </text:list-item>
        <text:list-item>
          <text:p text:style-name="P103">-Confirm</text:p>
          <text:list>
            <text:list-item>
              <text:p text:style-name="P103">a whatif with an ‘are you sure’</text:p>
            </text:list-item>
          </text:list>
        </text:list-item>
        <text:list-item>
          <text:p text:style-name="P103">-Whatif</text:p>
          <text:list>
            <text:list-item>
              <text:p text:style-name="P103">tells you what the commands would do, but it doesn’t actually do it</text:p>
            </text:list-item>
          </text:list>
        </text:list-item>
      </text:list>
      <text:p text:style-name="P3"/>
      <text:p text:style-name="P3"/>
      <text:p text:style-name="P1">4. Extending the shell</text:p>
      <text:p text:style-name="P1"/>
      <text:p text:style-name="P28">Core powershell team</text:p>
      <text:p text:style-name="P28">Plugins from individual feature teams</text:p>
      <text:p text:style-name="P28">commandlets ship with what needs to be managed</text:p>
      <text:p text:style-name="P28">modules vs snap-ins – vs plugins</text:p>
      <text:p text:style-name="P28">package your modules, xcopydeploy, import your modules</text:p>
      <text:p text:style-name="P28">run mmc</text:p>
      <text:p text:style-name="P29"/>
      <text:p text:style-name="P29">What are:</text:p>
      <text:list xml:id="list1472997889" text:style-name="L13">
        <text:list-item>
          <text:p text:style-name="P104">commandlets, providers, </text:p>
        </text:list-item>
        <text:list-item>
          <text:p text:style-name="P104">gcmmmc = microsoft management console</text:p>
        </text:list-item>
      </text:list>
      <text:p text:style-name="P29"/>
      <text:p text:style-name="P29">Commands</text:p>
      <text:list xml:id="list647064934" text:style-name="L14">
        <text:list-item>
          <text:p text:style-name="P105">Get-Module -ListAvailable</text:p>
        </text:list-item>
        <text:list-item>
          <text:p text:style-name="P105">gethelp knows how to find commandlets in modules even if they’re not loaded</text:p>
        </text:list-item>
        <text:list-item>
          <text:p text:style-name="P105">when you try to use a cmdlet it dynamically loads the module so that you have the cmdlets</text:p>
        </text:list-item>
        <text:list-item>
          <text:p text:style-name="P105"><text:soft-page-break/>get-module</text:p>
          <text:list>
            <text:list-item>
              <text:p text:style-name="P105">shows currently loaded modules</text:p>
            </text:list-item>
            <text:list-item>
              <text:p text:style-name="P105"/>
            </text:list-item>
          </text:list>
        </text:list-item>
      </text:list>
      <text:p text:style-name="P28"/>
      <text:p text:style-name="P1"/>
      <text:p text:style-name="P1">5. Object<text:span text:style-name="T17">s</text:span> for the admin</text:p>
      <text:p text:style-name="P1"/>
      <text:p text:style-name="P29">when you run get-service</text:p>
      <text:p text:style-name="P29">not getting service text, getting service objects</text:p>
      <text:p text:style-name="P29">an object is a thing, a noun, that has properties and methods</text:p>
      <text:p text:style-name="P29">properties, things it has</text:p>
      <text:p text:style-name="P29">methods, things it can do / things you can do to it</text:p>
      <text:p text:style-name="P29">set of objects</text:p>
      <text:p text:style-name="P30">powershell works with objects until the very last second before converting it</text:p>
      <text:p text:style-name="P30">you want to delay the conversion of text as long as possible because once you have text it’s very hard to work with.</text:p>
      <text:p text:style-name="P30"/>
      <text:p text:style-name="P30">get-process</text:p>
      <text:p text:style-name="P30">When you do get-process you’re displaying an object</text:p>
      <text:p text:style-name="P30">Each row is the object itself, and each column is the properties</text:p>
      <text:p text:style-name="P30"/>
      <text:p text:style-name="P30">get-process |where handles -gt 900</text:p>
      <text:list xml:id="list394553790" text:style-name="L15">
        <text:list-item>
          <text:p text:style-name="P106">-gt</text:p>
          <text:list>
            <text:list-item>
              <text:p text:style-name="P106">greater than</text:p>
            </text:list-item>
          </text:list>
        </text:list-item>
      </text:list>
      <text:p text:style-name="P30"/>
      <text:p text:style-name="P30">|sort handles</text:p>
      <text:p text:style-name="P30"/>
      <text:p text:style-name="P30">get-service -name bits</text:p>
      <text:p text:style-name="P30"/>
      <text:p text:style-name="P30">there’s a way to show you everything that an object has</text:p>
      <text:list xml:id="list1494850009" text:style-name="L16">
        <text:list-item>
          <text:p text:style-name="P107">get-member</text:p>
        </text:list-item>
        <text:list-item>
          <text:p text:style-name="P107">alias: gm</text:p>
        </text:list-item>
        <text:list-item>
          <text:p text:style-name="P107">a mirror</text:p>
        </text:list-item>
      </text:list>
      <text:p text:style-name="P30">get-service -name bits |gm</text:p>
      <text:p text:style-name="P30">type of object: varA.varB.typeofobject</text:p>
      <text:p text:style-name="P30">typename: system.serviceprocess.servicecontroller</text:p>
      <text:p text:style-name="P30">anything with the membertype property is a property that you can use and look at specifically</text:p>
      <text:p text:style-name="P30"/>
      <text:p text:style-name="P30">anything with the membertype method is a method you can </text:p>
      <text:p text:style-name="P30"/>
      <text:p text:style-name="P31">get-service | Select -Property name,status</text:p>
      <text:p text:style-name="P31"/>
      <text:p text:style-name="P31">when you need to know more about an object, pipe to gm (get-member)</text:p>
      <text:p text:style-name="P31"/>
      <text:p text:style-name="P31">get-eventlog -logname system -newest 5 </text:p>
      <text:p text:style-name="P31">|gm</text:p>
      <text:p text:style-name="P31"/>
      <text:p text:style-name="P31">get -eventlog -logname system -newest 5 | select -property eventid, timewritten, message| sort -property timewritten |convertTo-html | out-file <text:a xlink:type="simple" xlink:href="file:///c:/error.htm" text:style-name="Internet_20_link" text:visited-style-name="Visited_20_Internet_20_Link">c:\error.htm</text:a></text:p>
      <text:p text:style-name="P31"><text:soft-page-break/></text:p>
      <text:p text:style-name="P31"/>
      <text:p text:style-name="P31">.net objects</text:p>
      <text:p text:style-name="P31"/>
      <text:p text:style-name="P31">powershell.org</text:p>
      <text:p text:style-name="P31"/>
      <text:p text:style-name="P32">I don’t know xml, return to review</text:p>
      <text:p text:style-name="P32">get-history to find the history of things you’ve typed</text:p>
      <text:p text:style-name="P1"/>
      <text:p text:style-name="P1"><text:a xlink:type="simple" xlink:href="https://www.google.com/url?sa=t&amp;rct=j&amp;q=&amp;esrc=s&amp;source=web&amp;cd=&amp;cad=rja&amp;uact=8&amp;ved=2ahUKEwido7XS74bzAhV1JzQIHeMzDPQQFnoECAcQAw&amp;url=https%3A%2F%2Fwww.onlineinterviewquestions.com%2Fwhat-does-mean-in-powershell%2F&amp;usg=AOvVaw2I6vpj_VwpLbMkmuCTNFG7" text:style-name="Internet_20_link" text:visited-style-name="Visited_20_Internet_20_Link">What does $_ mean in PowerShell?</text:a></text:p>
      <text:p text:style-name="P1">$_ in the PowerShell is the 'THIS' toke. It refers to the current item in the pipeline. It can be considered as the alias for the automatic variable $PSItem.</text:p>
      <text:p text:style-name="P1"/>
      <text:p text:style-name="P33"><text:a xlink:type="simple" xlink:href="https://www.google.com/url?sa=t&amp;rct=j&amp;q=&amp;esrc=s&amp;source=web&amp;cd=&amp;cad=rja&amp;uact=8&amp;ved=2ahUKEwiQ0OP774bzAhXcJTQIHfOmB_8QFnoECA4QAw&amp;url=https%3A%2F%2Fdocs.microsoft.com%2Fen-us%2Fdotnet%2Fapi%2Fmicrosoft.powershell.commands.stringmanipulation.flashextracttext.semantics.internal.token&amp;usg=AOvVaw3-0phDXyf3kJlXi5glWt4o" text:style-name="Internet_20_link" text:visited-style-name="Visited_20_Internet_20_Link">What is a powershell toke(n)?</text:a></text:p>
      <text:p text:style-name="P33">A token is a sequence of characters of a particular kind. There are two kinds of token: static tokens (predefined) and dynamic tokens (string literal that are learned from the context)</text:p>
      <text:p text:style-name="P1"/>
      <text:p text:style-name="P33">whatever happens in ‘{}’ is your filter</text:p>
      <text:p text:style-name="P33">$_ means the current object crossing the pipeline</text:p>
      <text:p text:style-name="P33">$_.status -eq “Running”</text:p>
      <text:p text:style-name="P33">-<text:span text:style-name="T18">eq means equals</text:span></text:p>
      <text:p text:style-name="P33"/>
      <text:p text:style-name="P34">get-help *comparison</text:p>
      <text:p text:style-name="P34">get-help *operators*</text:p>
      <text:p text:style-name="P34"/>
      <text:p text:style-name="P40">filter first, sort second, to save on processing time</text:p>
      <text:p text:style-name="P40">filter as far left as you possibly can</text:p>
      <text:p text:style-name="P40">sometimes even with the cmdlet that’s starting the process</text:p>
      <text:p text:style-name="P34"/>
      <text:p text:style-name="P41">get-service | where {$PSItem.status -eq “Running” -and $_.name -like “b*”}</text:p>
      <text:p text:style-name="P41">get-service | where {currentobjectinpipeline is running and nameof.currentobjectinpipeline islike b*</text:p>
      <text:p text:style-name="P33"/>
      <text:p text:style-name="P41">where command is something you’re going to want to spend some time with</text:p>
      <text:p text:style-name="P33"/>
      <text:p text:style-name="P33">book: Bruce Payet - powershell in action</text:p>
      <text:p text:style-name="P33">interactive AND programatic</text:p>
      <text:p text:style-name="P1"/>
      <text:p text:style-name="P1"/>
      <text:p text:style-name="P1"/>
      <text:p text:style-name="P1"/>
      <text:p text:style-name="P4">6. The pipeline: deeper - <text:span text:style-name="T26">begins: 2:42:30</text:span></text:p>
      <text:p text:style-name="P44"/>
      <text:p text:style-name="P48">!*for the following: reference chapter 9 don jones learn windows powershell*!</text:p>
      <text:p text:style-name="P59">Learn windows powershell in a month of lunches</text:p>
      <text:p text:style-name="P48"/>
      <text:p text:style-name="P48">Module overview</text:p>
      <text:p text:style-name="P48">How the pipeline really works – the 4 step solution</text:p>
      <text:list xml:id="list2801184994" text:style-name="L17">
        <text:list-item>
          <text:p text:style-name="P108">ByValue</text:p>
        </text:list-item>
        <text:list-item>
          <text:p text:style-name="P108">ByPropertyName</text:p>
        </text:list-item>
        <text:list-item>
          <text:p text:style-name="P108"><text:soft-page-break/>What if my property doesn’t match – Customize it!</text:p>
        </text:list-item>
        <text:list-item>
          <text:p text:style-name="P108">The Parenthetical – when all else fails</text:p>
        </text:list-item>
      </text:list>
      <text:p text:style-name="P48"/>
      <text:p text:style-name="P49">get-service | stop-service</text:p>
      <text:list xml:id="list261320907" text:style-name="L18">
        <text:list-item>
          <text:p text:style-name="P111">get-service - </text:p>
          <text:list>
            <text:list-item>
              <text:p text:style-name="P111">gets a bunch of services, a bunch of objects</text:p>
            </text:list-item>
            <text:list-item>
              <text:p text:style-name="P111">sends one object at a time across the pipeline</text:p>
            </text:list-item>
          </text:list>
        </text:list-item>
        <text:list-item>
          <text:p text:style-name="P111">stop service – receiving cmdlet</text:p>
          <text:list>
            <text:list-item>
              <text:p text:style-name="P111">how is it grabbing hold of the objects</text:p>
            </text:list-item>
            <text:list-item>
              <text:p text:style-name="P111">how does it know what to do with them</text:p>
              <text:list>
                <text:list-item>
                  <text:p text:style-name="P111">has a lot to do with the parameters on the receiving cmdlet</text:p>
                </text:list-item>
              </text:list>
            </text:list-item>
            <text:list-item>
              <text:p text:style-name="P111">when we’re sending objects we need to know what kind of objects they are</text:p>
            </text:list-item>
            <text:list-item>
              <text:p text:style-name="P111">want to see what the receiving cmdlet is capable of receiving</text:p>
              <text:list>
                <text:list-item>
                  <text:p text:style-name="P111">look at help file for receiving cmdlet to find that out-file</text:p>
                </text:list-item>
              </text:list>
            </text:list-item>
          </text:list>
        </text:list-item>
      </text:list>
      <text:p text:style-name="P49"/>
      <text:p text:style-name="P49">!*can the receiving cmdlet catch the objects in the pipeline or not?</text:p>
      <text:p text:style-name="P50">Will the cmdlet (parameters?) accept pipeline input</text:p>
      <text:p text:style-name="P50">-parameter &lt;pref (input?)&gt;</text:p>
      <text:p text:style-name="P50">description</text:p>
      <text:p text:style-name="P60">2:51:00 is there a property that is spelled the same as the parameter name?</text:p>
      <text:list xml:id="list1049628087" text:style-name="L19">
        <text:list-item>
          <text:p text:style-name="P112">Hookup by property name</text:p>
        </text:list-item>
        <text:list-item>
          <text:p text:style-name="P112">name to propertyname</text:p>
          <text:list>
            <text:list-item>
              <text:p text:style-name="P112">name for process</text:p>
            </text:list-item>
            <text:list-item>
              <text:p text:style-name="P112">name of service</text:p>
            </text:list-item>
            <text:list-item>
              <text:p text:style-name="P112">get-service | stop-process -whatif</text:p>
            </text:list-item>
          </text:list>
        </text:list-item>
      </text:list>
      <text:p text:style-name="P60">2:52:30</text:p>
      <text:list xml:id="list1814099876" text:style-name="L20">
        <text:list-item>
          <text:p text:style-name="P113">get-process calc | dir</text:p>
          <text:list>
            <text:list-item>
              <text:p text:style-name="P113">dir takes a path</text:p>
            </text:list-item>
            <text:list-item>
              <text:p text:style-name="P113">the process object has a path</text:p>
            </text:list-item>
          </text:list>
        </text:list-item>
      </text:list>
      <text:p text:style-name="P60">2:55:00</text:p>
      <text:p text:style-name="P60">alias properties</text:p>
      <text:list xml:id="list3262119099" text:style-name="L21">
        <text:list-item>
          <text:p text:style-name="P114">name = servicename</text:p>
        </text:list-item>
      </text:list>
      <text:p text:style-name="P60">if you happen to have a process that has the same name as the service, it’s going to get killed off.</text:p>
      <text:p text:style-name="P50"/>
      <text:p text:style-name="P60">25700</text:p>
      <text:p text:style-name="P60">Domain controller?</text:p>
      <text:p text:style-name="P61">Get-ADComputer -filter * | get-service -name bits</text:p>
      <text:list xml:id="list421020443" text:style-name="L22">
        <text:list-item>
          <text:p text:style-name="P115">get active directory </text:p>
        </text:list-item>
        <text:list-item>
          <text:p text:style-name="P115">get the status of bit service on every computer on the network</text:p>
        </text:list-item>
        <text:list-item>
          <text:p text:style-name="P115">get a list of all computers from active directory</text:p>
        </text:list-item>
        <text:list-item>
          <text:p text:style-name="P115">piped to get-service to get the bit service from everything</text:p>
        </text:list-item>
      </text:list>
      <text:list xml:id="list3677495996" text:style-name="L23">
        <text:list-item>
          <text:p text:style-name="P116">pipe to gm (get member) to find out what kind of object you’re working with</text:p>
          <text:list>
            <text:list-item>
              <text:p text:style-name="P116">need to know byvalue in case it works for byvalue</text:p>
              <text:list>
                <text:list-item>
                  <text:p text:style-name="P116">typename: Microsoft.ActiveDirectory.Management.<text:span text:style-name="T28">ADComputer</text:span></text:p>
                  <text:list>
                    <text:list-item>
                      <text:p text:style-name="P117">ADComputer objec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8">get-help get-service -full / -showwindow</text:p>
          <text:list>
            <text:list-item>
              <text:p text:style-name="P118">to see if it supports ADComputer object byvalue</text:p>
              <text:list>
                <text:list-item>
                  <text:p text:style-name="P118">ctrl-f byvalue / ADComputer</text:p>
                </text:list-item>
              </text:list>
            </text:list-item>
            <text:list-item>
              <text:p text:style-name="P118">if not byvalue, check for ByPropertyName</text:p>
              <text:list>
                <text:list-item>
                  <text:list>
                    <text:list-item>
                      <text:p text:style-name="P118"><text:soft-page-break/>Looking for property that holds the computer name</text:p>
                    </text:list-item>
                  </text:list>
                </text:list-item>
                <text:list-item>
                  <text:p text:style-name="P118">Get-ADComputer -filter *</text:p>
                  <text:list>
                    <text:list-item>
                      <text:p text:style-name="P119">computer name: Name</text:p>
                    </text:list-item>
                    <text:list-item>
                      <text:p text:style-name="P119">return to get-service help window and ctrlf for ‘bypropertyname’</text:p>
                      <text:list>
                        <text:list-item>
                          <text:p text:style-name="P121"><text:span text:style-name="T29">Parameter -</text:span><text:span text:style-name="T7">ComputerName of get-service</text:span><text:span text:style-name="T29"> supports pipeline input byPropertyName</text:span></text:p>
                          <text:list>
                            <text:list-item>
                              <text:p text:style-name="P119">However, get-service parameter, ComputerName, is not spelled the same as the intended pipe from get-adcomputer: ‘Name’</text:p>
                            </text:list-item>
                          </text:list>
                        </text:list-item>
                        <text:list-item>
                          <text:p text:style-name="P119">Parameter -Name of get-service supports pipeline input byPropertyName</text:p>
                          <text:list>
                            <text:list-item>
                              <text:p text:style-name="P119">description specifies that parameter -name wants a Service Name input. </text:p>
                            </text:list-item>
                            <text:list-item>
                              <text:p text:style-name="P120">Will end up piping computer names into service names and will not wor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2">30200</text:p>
      <text:p text:style-name="P62">How to change the property <text:span text:style-name="T19">Name</text:span><text:span text:style-name="T21"> of getadcomputer to say </text:span><text:span text:style-name="T19">ComputerName</text:span></text:p>
      <text:p text:style-name="P39">How to create a property name</text:p>
      <text:list xml:id="list43181629" text:style-name="L24">
        <text:list-item>
          <text:p text:style-name="P122">get-service -name bits | select -Property name,status</text:p>
          <text:list>
            <text:list-item>
              <text:list>
                <text:list-item>
                  <text:p text:style-name="P122">naem, stitus</text:p>
                </text:list-item>
                <text:list-item>
                  <text:p text:style-name="P123">replace name,status with whatever you want to create new properties for whatever you’re piping</text:p>
                </text:list-item>
                <text:list-item>
                  <text:p text:style-name="P123">will create new property names as NoteProperty for MemberType and {givenname}=null for definition</text:p>
                  <text:list>
                    <text:list-item>
                      <text:p text:style-name="P123">property</text:p>
                      <text:list>
                        <text:list-item>
                          <text:p text:style-name="P123">name</text:p>
                        </text:list-item>
                        <text:list-item>
                          <text:p text:style-name="P123">membertype</text:p>
                        </text:list-item>
                        <text:list-item>
                          <text:p text:style-name="P123">definitio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looking for <text:span text:style-name="T19">bits</text:span><text:span text:style-name="T21"> service</text:span><text:span text:style-name="T22">s</text:span><text:span text:style-name="T21"> by </text:span><text:span text:style-name="T22">select (filtered?) properties: name, and status</text:span></text:p>
            </text:list-item>
            <text:list-item>
              <text:p text:style-name="P124"><text:span text:style-name="T22">C</text:span><text:span text:style-name="T21">hanging property names:</text:span></text:p>
            </text:list-item>
            <text:list-item>
              <text:p text:style-name="P94">Creating property names:</text:p>
              <text:list>
                <text:list-item>
                  <text:p text:style-name="P95">get adcomputer -filter * | Select -Property name, @{name=’ComputerName’;expression={$_.name}}</text:p>
                </text:list-item>
              </text:list>
            </text:list-item>
            <text:list-item>
              <text:p text:style-name="P96"/>
            </text:list-item>
          </text:list>
        </text:list-item>
      </text:list>
      <text:p text:style-name="P68"/>
      <text:p text:style-name="P68">32010</text:p>
      <text:p text:style-name="P63">name, label, n, l</text:p>
      <text:p text:style-name="P62"/>
      <text:p text:style-name="P64">where the nouns don’t match byvalue is probably not going to happen</text:p>
      <text:p text:style-name="P64">match by proerty name</text:p>
      <text:p text:style-name="P64">name of property coming across needs to match the parameter of the receiving cmdlet</text:p>
      <text:p text:style-name="P64">third way</text:p>
      <text:p text:style-name="P64"/>
      <text:p text:style-name="P64">parameter that supports pipeline input and you want to use it but</text:p>
      <text:p text:style-name="P64">property you’re sending it doesn’t have the right name</text:p>
      <text:p text:style-name="P64">so you can change it in flight using this syntax</text:p>
      <text:p text:style-name="P64"/>
      <text:p text:style-name="P64">fourth way to pass pipeline input to a parameter:</text:p>
      <text:p text:style-name="P64"/>
      <text:p text:style-name="P64">get-adcomputer</text:p>
      <text:p text:style-name="P62"/>
      <text:p text:style-name="P64">get-wmiobject – class win32_bios</text:p>
      <text:p text:style-name="P64">supports: -computername dc,ss1,s2</text:p>
      <text:p text:style-name="P64"><text:soft-page-break/>I might want to do a whole hardware inventory, but wont want to sit there and type a bunch of computer names, instead want to pipe a bunch of computer names from active directory</text:p>
      <text:p text:style-name="P64"/>
      <text:p text:style-name="P64">get ad-computer -filter * | get-wmiobject -class win32_bios</text:p>
      <text:p text:style-name="P64">won’t work, unless:</text:p>
      <text:p text:style-name="P64"/>
      <text:p text:style-name="P64">get ad-computer -filter * | gm</text:p>
      <text:p text:style-name="P64">we get adcomputer but it’s not going to work because next we go look at parameters that support pipeline input</text:p>
      <text:p text:style-name="P64"/>
      <text:p text:style-name="P64"/>
      <text:p text:style-name="P64"/>
      <text:p text:style-name="P64">get-help get-wmiobject -showwindow or -full</text:p>
      <text:p text:style-name="P65">results: no parameters accept pipeline input</text:p>
      <text:p text:style-name="P65"/>
      <text:p text:style-name="P65">getwmiobject -computername wants strings</text:p>
      <text:p text:style-name="P62"/>
      <text:p text:style-name="P65">get-wmiobject -class win32_bios -computername (get-adcomputer -filter * )</text:p>
      <text:p text:style-name="P65">parentheses = do this first</text:p>
      <text:p text:style-name="P65">want to select just one property / (object?) for </text:p>
      <text:p text:style-name="P65">need property.type to be string, but it is set to be adcomputer</text:p>
      <text:p text:style-name="P65"/>
      <text:p text:style-name="P66">3:17:45</text:p>
      <text:p text:style-name="P66">get-wmiobject -class win32_bios -computername (getadcomputer -filter * | select -expandproperty name)</text:p>
      <text:p text:style-name="P66"/>
      <text:p text:style-name="P66">what do you want to use -computer name</text:p>
      <text:p text:style-name="P66">what does it want: it wants a string</text:p>
      <text:p text:style-name="P66"/>
      <text:p text:style-name="P68">31900</text:p>
      <text:p text:style-name="P68">simplified using ‘dot syntax’</text:p>
      <text:p text:style-name="P67">get-wmiobject -class win32_bios -computername (getadcomputer -filter * <text:span text:style-name="T30">).name</text:span></text:p>
      <text:p text:style-name="P67"/>
      <text:p text:style-name="P67">!<text:span text:style-name="T30">@#$ - Casting to xml</text:span></text:p>
      <text:p text:style-name="P67">!<text:span text:style-name="T30">@#$ - ‘dot syntax’</text:span></text:p>
      <text:p text:style-name="P67"/>
      <text:p text:style-name="P68">32030</text:p>
      <text:p text:style-name="P68">get-help get-ciminstance</text:p>
      <text:p text:style-name="P68">get-ciminstance replaced get-wmiobject</text:p>
      <text:p text:style-name="P68">because</text:p>
      <text:p text:style-name="P68">get-ciminstance supports pipeline input for some things that </text:p>
      <text:p text:style-name="P68"/>
      <text:p text:style-name="P68"/>
      <text:p text:style-name="P68">32200</text:p>
      <text:p text:style-name="P68">script parameters</text:p>
      <text:p text:style-name="P68">original problem: get-adcomputer -filter * | get-wmiobject win32_bios -computername {}</text:p>
      <text:p text:style-name="P68">it was -computername that we couldn’t get a value for</text:p>
      <text:p text:style-name="P68">script block</text:p>
      <text:p text:style-name="P68">{} is a script block, it represents code.</text:p>
      <text:p text:style-name="P68"><text:soft-page-break/>If you give script block to a parameter that doesn’t take a script block, then it assumes you’re asking for a script parameter, takes the value of the current object, assigns it to $_ , runs the script, takes the value and puts it in there <text:span text:style-name="T31">(where?)</text:span>. </text:p>
      <text:p text:style-name="P68">Ex: {$_.Name}</text:p>
      <text:p text:style-name="P68">new script.</text:p>
      <text:p text:style-name="P68">get-adcomputer -filter * | get-wmiobject win32_bios -computername {$_.Name}</text:p>
      <text:p text:style-name="P69"/>
      <text:p text:style-name="P69">32445</text:p>
      <text:p text:style-name="P69">end. </text:p>
      <text:p text:style-name="P69"/>
      <text:p text:style-name="P69"/>
      <text:p text:style-name="P50">??????</text:p>
      <text:p text:style-name="P50">????</text:p>
      <text:p text:style-name="P50">??? </text:p>
      <text:p text:style-name="P50">accept pipeline input? t/f (type of input accepted</text:p>
      <text:p text:style-name="P48"/>
      <text:p text:style-name="P51">if the nouns match, between the sending and receiving cmdlets, it’s <text:span text:style-name="T19">likely</text:span><text:span text:style-name="T21"> that they’re going to work together, it’s </text:span><text:span text:style-name="T23">also</text:span><text:span text:style-name="T24"> likely that they’ll probably pass by value </text:span><text:span text:style-name="T20">but</text:span><text:span text:style-name="T24"> that’s not always the case</text:span></text:p>
      <text:p text:style-name="P37"/>
      <text:p text:style-name="P37">get-service | stop-service</text:p>
      <text:p text:style-name="P37">vs</text:p>
      <text:p text:style-name="P37">get-service | stop-process</text:p>
      <text:p text:style-name="P37">vs</text:p>
      <text:p text:style-name="P37">get-service | gm</text:p>
      <text:p text:style-name="P37"/>
      <text:list xml:id="list3010873658" text:style-name="L25">
        <text:list-item>
          <text:p text:style-name="P97">pipedto get-member (gm)</text:p>
          <text:list>
            <text:list-item>
              <text:p text:style-name="P97">need to know what kind of object it is</text:p>
              <text:list>
                <text:list-item>
                  <text:p text:style-name="P125"><text:span text:style-name="T24">typename: system.serviceprocess.</text:span><text:span text:style-name="T25">servicecontroller</text:span></text:p>
                </text:list-item>
              </text:list>
            </text:list-item>
          </text:list>
        </text:list-item>
      </text:list>
      <text:p text:style-name="P37"/>
      <text:p text:style-name="P37">parameter</text:p>
      <text:p text:style-name="P37">-name &lt;String[]&gt;</text:p>
      <text:p text:style-name="P37">accepting pipeline input ByPropertyName: </text:p>
      <text:p text:style-name="P37">the object that youre sending</text:p>
      <text:p text:style-name="P37">does it have a property </text:p>
      <text:p text:style-name="P37">that’s spelled the same</text:p>
      <text:p text:style-name="P37">exactly like</text:p>
      <text:p text:style-name="P37">the parameter name</text:p>
      <text:p text:style-name="P37">if so, it might be able to hook up that way</text:p>
      <text:p text:style-name="P37"/>
      <text:p text:style-name="P37">get-service | get-member</text:p>
      <text:p text:style-name="P37"/>
      <text:p text:style-name="P37">is there a property that is spelled the same way as the parameter name</text:p>
      <text:p text:style-name="P37">hookup by property name</text:p>
      <text:p text:style-name="P37"/>
      <text:p text:style-name="P38">get-process calc | dir</text:p>
      <text:p text:style-name="P38">dir takes a path</text:p>
      <text:p text:style-name="P38">process has a path</text:p>
      <text:p text:style-name="P38">\\</text:p>
      <text:p text:style-name="P38">typesystem</text:p>
      <text:p text:style-name="P38"><text:soft-page-break/>alias property</text:p>
      <text:p text:style-name="P52">\\</text:p>
      <text:p text:style-name="P46"/>
      <text:p text:style-name="P46"/>
      <text:p text:style-name="P52">instead of being super specific and only piping specific terms, exact terms like</text:p>
      <text:p text:style-name="P52">propertyname</text:p>
      <text:p text:style-name="P52">servicename</text:p>
      <text:p text:style-name="P52">individually, powershell pipes vague related terms, or entire categories, to improve the range of options available to the user.</text:p>
      <text:p text:style-name="P52"/>
      <text:p text:style-name="P55">Sometimes the greatest minds think alike but just haven’t had a chance to get things consistent yet</text:p>
      <text:p text:style-name="P55"/>
      <text:p text:style-name="P55">get-adcomputer -filter * | get-service -name bits</text:p>
      <text:p text:style-name="P55">get a list of all computers from active directory</text:p>
      <text:p text:style-name="P55">want them piped to get service so that it will get the bit service from all of them</text:p>
      <text:p text:style-name="P55"/>
      <text:p text:style-name="P55">pipe to gm to find out what type of object you’re working with</text:p>
      <text:p text:style-name="P55">adcomputer</text:p>
      <text:p text:style-name="P55">get-help get-service to find out if <text:span text:style-name="T27">the receiving cmdlet</text:span> supports adcomputer byvalue</text:p>
      <text:p text:style-name="P55">-<text:span text:style-name="T27">full to see everything</text:span></text:p>
      <text:p text:style-name="P55">-showwindow then find the property you’re looking for</text:p>
      <text:p text:style-name="P55"/>
      <text:p text:style-name="P55"/>
      <text:p text:style-name="P55"/>
      <text:p text:style-name="P55"/>
      <text:p text:style-name="P55"/>
      <text:p text:style-name="P58">stray notes?:</text:p>
      <text:p text:style-name="P43"/>
      <text:p text:style-name="P45">some cmdlets are case sensitive, </text:p>
      <text:p text:style-name="P41"/>
      <text:p text:style-name="P41"/>
      <text:p text:style-name="P41"/>
      <text:p text:style-name="P41"/>
      <text:p text:style-name="P45">‘where’</text:p>
      <text:p text:style-name="P45">gps = get-process</text:p>
      <text:p text:style-name="P45">returns way too many results</text:p>
      <text:p text:style-name="P45">need sql against live .net objects</text:p>
      <text:p text:style-name="P41"/>
      <text:p text:style-name="P45">the three lines of code for where:</text:p>
      <text:p text:style-name="P45">where takes each object that comes in the pipeline and assigns it to a variable $_ // $_PSItem</text:p>
      <text:p text:style-name="P45">evaluate code in { }</text:p>
      <text:p text:style-name="P45">if the code returns true pass the object on, if not – discard the code</text:p>
      <text:p text:style-name="P1"/>
      <text:p text:style-name="P1"/>
      <text:p text:style-name="P45">assign object to $_</text:p>
      <text:p text:style-name="P45">evaluate the code</text:p>
      <text:p text:style-name="P45">if the code evaluates to true</text:p>
      <text:p text:style-name="P45">pass the object on</text:p>
      <text:p text:style-name="P45">if the code evaluates to false</text:p>
      <text:p text:style-name="P45"><text:soft-page-break/>don’t do anything</text:p>
      <text:p text:style-name="P45"/>
      <text:p text:style-name="P45">never said you have to use the object in the expression</text:p>
      <text:p text:style-name="P45"/>
      <text:p text:style-name="P45"/>
      <text:p text:style-name="P45">gps *ss |where {$false}</text:p>
      <text:p text:style-name="P45">gps *ss |where {$true}</text:p>
      <text:p text:style-name="P45">code works but doesn’t do much</text:p>
      <text:p text:style-name="P45"/>
      <text:p text:style-name="P45">can do anything you want as long as in the end it evaluates to true or false</text:p>
      <text:p text:style-name="P45"/>
      <text:p text:style-name="P45">simplified version of where</text:p>
      <text:p text:style-name="P45">where property operator value</text:p>
      <text:p text:style-name="P45">gps |where handles -ge 1000</text:p>
      <text:p text:style-name="P47">versus</text:p>
      <text:p text:style-name="P47">gps |where {$_.handles -ge 1000}</text:p>
      <text:list xml:id="list3064802106" text:style-name="L26">
        <text:list-item>
          <text:p text:style-name="P109">why the dot after $_ ?</text:p>
        </text:list-item>
      </text:list>
      <text:p text:style-name="P47">limitations on simplified version:</text:p>
      <text:list xml:id="list170297058" text:style-name="L27">
        <text:list-item>
          <text:p text:style-name="P110">can’t use multiple criteria</text:p>
        </text:list-item>
        <text:list-item>
          <text:p text:style-name="P110">can’t call $_ and check against before executing (is this right?)</text:p>
        </text:list-item>
      </text:list>
      <text:p text:style-name="P47"/>
      <text:p text:style-name="P47">!<text:span text:style-name="T30">@#$ - dot syntax</text:span></text:p>
      <text:p text:style-name="P68"/>
      <text:p text:style-name="P54"/>
      <text:p text:style-name="P54"/>
      <text:p text:style-name="P53">byvalue</text:p>
      <text:p text:style-name="P53">vs</text:p>
      <text:p text:style-name="P53">byproperty</text:p>
      <text:p text:style-name="P53"/>
      <text:p text:style-name="P57">\\<text:a xlink:type="simple" xlink:href="https://www.google.com/url?sa=t&amp;rct=j&amp;q=&amp;esrc=s&amp;source=web&amp;cd=&amp;cad=rja&amp;uact=8&amp;ved=2ahUKEwjbhvuW_pPzAhXQuZ4KHYs0AMoQFnoECAMQAw&amp;url=https%3A%2F%2Fipwithease.com%2Factive-directory-vs-domain-controller%2F&amp;usg=AOvVaw1bvJG53lWwC7w8ge4VHUg8" text:style-name="Internet_20_link" text:visited-style-name="Visited_20_Internet_20_Link">domain controller</text:a></text:p>
      <text:p text:style-name="P57">\\ Active Directory handles your identity and security access and Domain Controllers authenticate your authority.</text:p>
      <text:p text:style-name="P53"/>
      <text:p text:style-name="P53">get -adcomputer -filter *</text:p>
      <text:p text:style-name="P53"/>
      <text:p text:style-name="P56"><text:a xlink:type="simple" xlink:href="https://docs.microsoft.com/en-us/powershell/module/microsoft.powershell.core/about/about_hash_tables?view=powershell-7.1" text:style-name="Internet_20_link" text:visited-style-name="Visited_20_Internet_20_Link">hash table syntax</text:a></text:p>
      <text:p text:style-name="P56"/>
      <text:p text:style-name="P58"/>
      <text:p text:style-name="P42">powershell.org</text:p>
      <text:p text:style-name="P42">forums</text:p>
      <text:p text:style-name="P42">free e-books for help with specialized topics</text:p>
      <text:p text:style-name="P44">youtube</text:p>
      <text:p text:style-name="P44"/>
      <text:p text:style-name="P1"/>
      <text:p text:style-name="P1">7. The power of the shell - remoting</text:p>
      <text:p text:style-name="P69">32500</text:p>
      <text:p text:style-name="P70">Universal Code execution + model</text:p>
      <text:p text:style-name="P70">jobs – work in the background</text:p>
      <text:p text:style-name="P70"><text:soft-page-break/>workflow – run this – at any stage after any command – you can suspend things - restart the machine – bring it back up and continue from where you started</text:p>
      <text:p text:style-name="P70"/>
      <text:p text:style-name="P70"/>
      <text:p text:style-name="P1"/>
      <text:p text:style-name="P1"/>
      <text:p text:style-name="P1">8. Getting prepared for automation</text:p>
      <text:p text:style-name="P1"/>
      <text:p text:style-name="P1"/>
      <text:p text:style-name="P1">9. Automation in scale – remoting</text:p>
      <text:p text:style-name="P1"/>
      <text:p text:style-name="P1"/>
      <text:p text:style-name="P1">10. Introducing scripting and toolmaking</text:p>
      <text:p text:style-name="P1"/>
      <text:p text:style-name="P1"/>
      <text:p text:style-name="P1"/>
      <text:p text:style-name="P1"/>
      <text:p text:style-name="P1"/>
      <text:p text:style-name="P1"><text:a xlink:type="simple" xlink:href="https://docs.microsoft.com/en-us/powershell/module/microsoft.powershell.core/about/about_operators?view=powershell-7.1" text:style-name="Internet_20_link" text:visited-style-name="Visited_20_Internet_20_Link">https://docs.microsoft.com/en-us/powershell/module/microsoft.powershell.core/about/about_operators?view=powershell-7.1</text:a> </text:p>
      <text:p text:style-name="P1"/>
      <text:p text:style-name="P1"/>
      <text:p text:style-name="P1"><text:a xlink:type="simple" xlink:href="https://www.google.com/url?sa=t&amp;rct=j&amp;q=&amp;esrc=s&amp;source=web&amp;cd=&amp;cad=rja&amp;uact=8&amp;ved=2ahUKEwjJ88TPwIbzAhWZHTQIHdUWDekQFnoECAIQAw&amp;url=https%3A%2F%2Fwww.reddit.com%2Fr%2Flibreoffice%2Fcomments%2Ff3klmw%2Ftoggling_default_strikethrough%2F&amp;usg=AOvVaw1bWiUpSysZWJJBzHlfiKpt" text:style-name="Internet_20_link" text:visited-style-name="Visited_20_Internet_20_Link">Toggling default strikethrough </text:a><text:a xlink:type="simple" xlink:href="https://www.google.com/url?sa=t&amp;rct=j&amp;q=&amp;esrc=s&amp;source=web&amp;cd=&amp;cad=rja&amp;uact=8&amp;ved=2ahUKEwjJ88TPwIbzAhWZHTQIHdUWDekQFnoECAIQAw&amp;url=https%3A%2F%2Fwww.reddit.com%2Fr%2Flibreoffice%2Fcomments%2Ff3klmw%2Ftoggling_default_strikethrough%2F&amp;usg=AOvVaw1bWiUpSysZWJJBzHlfiKpt" text:style-name="Internet_20_link" text:visited-style-name="Visited_20_Internet_20_Link"><text:span text:style-name="T15">in libreoffice</text:span></text:a></text:p>
      <text:p text:style-name="P1"/>
      <text:p text:style-name="P1"><text:s text:c="4"/>Open the Tools menu in the toolbar.</text:p>
      <text:p text:style-name="P1"><text:s text:c="4"/>Select AutoCorrect &gt; AutoCorrect Options.</text:p>
      <text:p text:style-name="P1"><text:s text:c="4"/>Choose Options in the row of tabs at the top of the new window which appears.</text:p>
      <text:p text:style-name="P1"><text:s text:c="4"/>Uncheck both of the checkboxes next to Automatic *bold*, /italic/, -strikeout- and _underline_</text:p>
      <text:p text:style-name="P1"><text:s text:c="4"/>Click O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09:59:31.851000000</meta:creation-date>
    <dc:date>2021-10-13T22:46:36.195000000</dc:date>
    <meta:editing-duration>P1DT19H57M59S</meta:editing-duration>
    <meta:editing-cycles>9</meta:editing-cycles>
    <meta:generator>LibreOffice/7.1.5.2$Windows_X86_64 LibreOffice_project/85f04e9f809797b8199d13c421bd8a2b025d52b5</meta:generator>
    <meta:document-statistic meta:table-count="0" meta:image-count="0" meta:object-count="0" meta:page-count="13" meta:paragraph-count="440" meta:word-count="2613" meta:character-count="15696" meta:non-whitespace-character-count="13602"/>
  </office:meta>
</office:document-meta>
</file>